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166" officeooo:paragraph-rsid="000f0166"/>
    </style:style>
    <style:style style:name="P2" style:family="paragraph" style:parent-style-name="Standard">
      <style:text-properties officeooo:paragraph-rsid="000f0166"/>
    </style:style>
    <style:style style:name="T1" style:family="text">
      <style:text-properties officeooo:rsid="000f01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AGENDA.</text:p>
      <text:p text:style-name="Standard"/>
      <text:p text:style-name="P1">EJERCICIO 1</text:p>
      <text:p text:style-name="P1"/>
      <text:p text:style-name="Standard">1. Nombre del propietario de la agenda.</text:p>
      <text:p text:style-name="Standard"/>
      <text:p text:style-name="Standard">/<text:span text:style-name="T1">agenda/propietario/identificadores/nombre</text:span></text:p>
      <text:p text:style-name="P1"/>
      <text:p text:style-name="P1">EJERCICIO 2</text:p>
      <text:p text:style-name="P1"/>
      <text:p text:style-name="Standard">2. Teléfono de casa del propietario.</text:p>
      <text:p text:style-name="Standard"/>
      <text:p text:style-name="P1">/agenda/propietario/telefonos/casa</text:p>
      <text:p text:style-name="Standard"/>
      <text:p text:style-name="P1">EJERCICIO 3</text:p>
      <text:p text:style-name="P1"/>
      <text:p text:style-name="Standard">3. Nombres y apellidos de los contactos de la agenda</text:p>
      <text:p text:style-name="Standard"/>
      <text:p text:style-name="P2"><text:span text:style-name="T1">/agenda/contactos/persona/identificadores/nombre</text:span></text:p>
      <text:p text:style-name="P1">/agenda/contactos/persona/identificadores/apellidos</text:p>
      <text:p text:style-name="P1"/>
      <text:p text:style-name="P1">EJERCICIO 4</text:p>
      <text:p text:style-name="P1"/>
      <text:p text:style-name="Standard">4. Nombre e identificador de cada contacto.</text:p>
      <text:p text:style-name="Standard"/>
      <text:p text:style-name="Standard"><text:a xlink:type="simple" xlink:href="../../../../../../../agenda/contactos/persona/@id" text:style-name="Internet_20_link" text:visited-style-name="Visited_20_Internet_20_Link">/<text:span text:style-name="T1">agenda/contactos/persona/@i</text:span></text:a><text:span text:style-name="T1">d</text:span></text:p>
      <text:p text:style-name="P2"><text:span text:style-name="T1">/agenda/contactos/persona</text:span><text:a xlink:type="simple" xlink:href="../../../../../../../agenda/contactos/persona/@id" text:style-name="Internet_20_link" text:visited-style-name="Visited_20_Internet_20_Link"><text:span text:style-name="T1">/</text:span></text:a><text:span text:style-name="T1">identificadores/nombre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EJERCICIO 5</text:span></text:p>
      <text:p text:style-name="Standard">5. Datos del contacto con identificador p02.</text:p>
      <text:p text:style-name="Standard"/>
      <text:p text:style-name="P2">/<text:span text:style-name="T1">agenda/contactos/persona[@id=’p02’]</text:span></text:p>
      <text:p text:style-name="P1"/>
      <text:p text:style-name="Standard"/>
      <text:p text:style-name="P1">EJERCICIO 6 </text:p>
      <text:p text:style-name="P1"/>
      <text:p text:style-name="Standard">6. Identificadores de los contactos que tienen móvil.</text:p>
      <text:p text:style-name="Standard"/>
      <text:p text:style-name="Standard">/<text:span text:style-name="T1">agenda/contactos/persona[telefonos/movil]/@id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CICLOS_2</text:p>
      <text:p text:style-name="P1"/>
      <text:p text:style-name="P1">1. Nombre del instituto.</text:p>
      <text:p text:style-name="P1"/>
      <text:p text:style-name="P1">/ies/nombre</text:p>
      <text:p text:style-name="P1"/>
      <text:p text:style-name="P1">2. Página web del instituto.</text:p>
      <text:p text:style-name="P1"/>
      <text:p text:style-name="P1">/ies/web</text:p>
      <text:p text:style-name="P1"/>
      <text:p text:style-name="P1">3. Nombre de los ciclos formativos.</text:p>
      <text:p text:style-name="P1"/>
      <text:p text:style-name="P1">/ies/ciclos/ciclo/nombre</text:p>
      <text:p text:style-name="P1"/>
      <text:p text:style-name="P1">4. Siglas por las que se conocen los ciclos formativos.</text:p>
      <text:p text:style-name="P1"/>
      <text:p text:style-name="P1">/ies/ciclos/ciclo/@id</text:p>
      <text:p text:style-name="P1"/>
      <text:p text:style-name="P1">5. Años en los que se publicaron los decretos de título de los ciclos formativos.</text:p>
      <text:p text:style-name="P1"/>
      <text:p text:style-name="P1">/ies/ciclos/ciclo/decretoTitulo</text:p>
      <text:p text:style-name="P1"/>
      <text:p text:style-name="P1">6. Ciclos formativos de Grado Medio (se trata de obtener el elemento completo).</text:p>
      <text:p text:style-name="P1"/>
      <text:p text:style-name="P1">/ies/ciclos/ciclo[grado=’Medio’]</text:p>
      <text:p text:style-name="P1"/>
      <text:p text:style-name="P1">7. Nombre de los ciclos formativos de Grado Superior.</text:p>
      <text:p text:style-name="P1"/>
      <text:p text:style-name="P1">/ies/ciclos/ciclo[grado=’Superior’]</text:p>
      <text:p text:style-name="P1"/>
      <text:p text:style-name="P1">8. Nombre de los ciclos formativos anteriores a 2010.</text:p>
      <text:p text:style-name="P1"/>
      <text:p text:style-name="P1">/ies/ciclos/ciclo[decretoTitulo/@año&lt;2010]/nombre</text:p>
      <text:p text:style-name="P1"/>
      <text:p text:style-name="P1">9. Nombre de los ciclos formativos de 2008 o 2010.</text:p>
      <text:p text:style-name="P1"/>
      <text:p text:style-name="P1">/ies/ciclos/ciclo[decretoTitulo/@año=2008] or</text:p>
      <text:p text:style-name="P1">decretoTitulo/@año=2010]/nombre</text:p>
      <text:p text:style-name="P1"/>
      <text:p text:style-name="P1"/>
      <text:p text:style-name="P1">EJERCICIO INVENTARIO₂</text:p>
      <text:p text:style-name="P1"/>
      <text:p text:style-name="P1">1. Extraer todos los elementos &lt;peso&gt; (etiqueta incluida).+</text:p>
      <text:p text:style-name="P1"/>
      <text:p text:style-name="P1">/inventario/producto/peso</text:p>
      <text:p text:style-name="P1"/>
      <text:p text:style-name="P1">2. Extraer las cantidades de todos los elementos &lt;peso&gt; (sin la etiqueta &lt;peso&gt;).</text:p>
      <text:p text:style-name="P1"/>
      <text:p text:style-name="P1">/inventario/producto/peso/text()</text:p>
      <text:p text:style-name="P1"/>
      <text:p text:style-name="P1"/>
      <text:p text:style-name="P1"/>
      <text:p text:style-name="P1"><text:soft-page-break/>3. Extraer el peso del último elemento.</text:p>
      <text:p text:style-name="P1"/>
      <text:p text:style-name="P1">/inventario/producto[last()]/peso/text()</text:p>
      <text:p text:style-name="P1"/>
      <text:p text:style-name="P1">4. Extraer las distintas unidades en las que se han almacenado los pesos.</text:p>
      <text:p text:style-name="P1"/>
      <text:p text:style-name="P1">/producto/peso/@unidad</text:p>
      <text:p text:style-name="P1"/>
      <text:p text:style-name="P1">5. Extraer el penúltimo codigo.</text:p>
      <text:p text:style-name="P1"/>
      <text:p text:style-name="P1">/inventario/producto[last()-1]/@codigo</text:p>
      <text:p text:style-name="P1"/>
      <text:p text:style-name="P1">6. Extraer el peso del elemento cuyo codigo sea AAA-111.</text:p>
      <text:p text:style-name="P1"/>
      <text:p text:style-name="P1">inventario/producto[@codigo=’AAA-111’]peso/text()</text:p>
      <text:p text:style-name="P1"/>
      <text:p text:style-name="P1">7. Extraer el nombre de los productos que hayan puesto el peso en gramos.</text:p>
      <text:p text:style-name="P1"/>
      <text:p text:style-name="P1">inventario/producto[peso/@unidad=’g’/nombre/text()</text:p>
      <text:p text:style-name="P1"/>
      <text:p text:style-name="P1">8. Extraer el codigo de los productos cuyo nombre sea Monitor.</text:p>
      <text:p text:style-name="P1"/>
      <text:p text:style-name="P1">inventario/producto[nombre=’Monitor’]/@codigo</text:p>
      <text:p text:style-name="P1"/>
      <text:p text:style-name="P1">9. Extraer el código de los productos que pesen más de un cuarto de kilo.</text:p>
      <text:p text:style-name="P1"/>
      <text:p text:style-name="P1">inventario/producto[peso[@unidad=’kg’ and number() &gt;<text:a xlink:type="simple" xlink:href="mailto:0.25/@codigo" text:style-name="Internet_20_link" text:visited-style-name="Visited_20_Internet_20_Link">0.25/@codigo</text:a></text:p>
      <text:p text:style-name="P1"/>
      <text:p text:style-name="P1"/>
      <text:p text:style-name="P1">EJERCICIO MODULOS₂</text:p>
      <text:p text:style-name="P1"/>
      <text:p text:style-name="P1">1. Nombre de los módulos que se imparten en el instituto.</text:p>
      <text:p text:style-name="P1"/>
      <text:p text:style-name="P1">/ies/modulos/modulo/nombre</text:p>
      <text:p text:style-name="P1"/>
      <text:p text:style-name="P1">2. Nombre de los módulos del ciclo ASIR.</text:p>
      <text:p text:style-name="P1"/>
      <text:p text:style-name="P1">/ies/modulos/modulo[ciclo=’ASIR’]/nombre</text:p>
      <text:p text:style-name="P1"/>
      <text:p text:style-name="P1">3. Nombre de los módulos que se imparten en el segundo curso de cualquier ciclo.</text:p>
      <text:p text:style-name="P1"/>
      <text:p text:style-name="P1">/ies/modulos/modulo[curso=’2’]/nombre</text:p>
      <text:p text:style-name="P1"/>
      <text:p text:style-name="P1">4. Nombre de los módulos de menos de 5 horas semanales.</text:p>
      <text:p text:style-name="P1"/>
      <text:p text:style-name="P1">/ies/modulos/modulo[horasSemanales=&lt;5]/nombre</text:p>
      <text:p text:style-name="P1"/>
      <text:p text:style-name="P1">5. Nombre de los módulos que se imparten en el primer curso de ASIR.</text:p>
      <text:p text:style-name="P1"/>
      <text:p text:style-name="P1">/ies/modulos/modulo[curso=’1’ and ciclo=’ASIR’]/nombre</text:p>
      <text:p text:style-name="P1"/>
      <text:p text:style-name="P1"/>
      <text:p text:style-name="P1"><text:soft-page-break/>6. Horas semanales de los módulos de más de 3 horas semanales.</text:p>
      <text:p text:style-name="P1"/>
      <text:p text:style-name="P1">/ies/modulos/modulo[horasSemanales &gt;3]/horasSemana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8:31:54.678000000</meta:creation-date>
    <dc:date>2024-01-11T19:48:57.713000000</dc:date>
    <meta:editing-duration>PT1H17M3S</meta:editing-duration>
    <meta:editing-cycles>1</meta:editing-cycles>
    <meta:document-statistic meta:table-count="0" meta:image-count="0" meta:object-count="0" meta:page-count="4" meta:paragraph-count="73" meta:word-count="355" meta:character-count="3016" meta:non-whitespace-character-count="2735"/>
    <meta:generator>LibreOffice/7.4.6.2$Windows_X86_64 LibreOffice_project/5b1f5509c2decdade7fda905e3e1429a67acd63d</meta:generator>
  </office:meta>
</office:document-meta>
</file>